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037ec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0-02-18T10:29:00.664571360" text:fixed="true">02/18/20</text:date></text:p>
      <text:p text:style-name="Standard"/>
      <text:p text:style-name="P1">We Don’t Have A Clu<text:span text:style-name="T1">e<text:line-break/></text:span>by Kyle Eggleston</text:p>
      <text:p text:style-name="P1"/>
      <text:p text:style-name="Standard"><text:tab/>Today is but a day. I do not know how else to explain it, or how to describe any of it. We live in a world where nothing really happens, except for what we allow to happen. Does that make any sense? I doubt it would. We simply live in a world...we wish for that world to be something unique. Something we are able to grasp and understand.</text:p>
      <text:p text:style-name="Standard"><text:tab/>We hardly grasp or understand half of the things that go on in this world. I mean, if we really understood it all wouldn’t we have a better grasp of how things work? Yeah that’s what I thought. But we don’t. We don’t have any clue how this world is meant to exist, or how it is meant to survive. How are we to survive on a world like this? There are so many different options out there, we don’t have a clue. We need to get a c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0:28:06.280193500</meta:creation-date>
    <dc:date>2020-02-18T10:29:52.051527022</dc:date>
    <meta:editing-duration>PT1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66" meta:character-count="817" meta:non-whitespace-character-count="653"/>
  </office:meta>
</office:document-meta>
</file>